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jstalinea" style:list-style-name="LFO1" style:family="paragraph"/>
  </office:automatic-styles>
  <office:body>
    <office:text text:use-soft-page-breaks="true">
      <text:p text:style-name="P1">Feedback testdag 08/01</text:p>
      <text:p text:style-name="Standaard"/>
      <text:p text:style-name="Standaard">Vragen:</text:p>
      <text:p text:style-name="Standaard">Wat vind u van ons prototype wat zou u zelf veranderen.</text:p>
      <text:list text:style-name="LFO1" text:continue-numbering="true">
        <text:list-item>
          <text:p text:style-name="P2">Niet te veel bezig houden met gradiants</text:p>
        </text:list-item>
      </text:list>
      <text:p text:style-name="Standaard">Zijn er nog andere spel types dat je zou willen zien.</text:p>
      <text:p text:style-name="Standaard">Zouden er nog features zijn dat je belangrijk vindt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nl" fo:country="B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Davina Lauwereys</dc:creator>
    <meta:creation-date>2021-01-08T09:28:00Z</meta:creation-date>
    <dc:date>2021-01-08T13:38:00Z</dc:date>
    <meta:template xlink:href="Normal.dotm" xlink:type="simple"/>
    <meta:editing-cycles>3</meta:editing-cycles>
    <meta:editing-duration>PT10800S</meta:editing-duration>
    <meta:document-statistic meta:page-count="1" meta:paragraph-count="1" meta:word-count="35" meta:character-count="235" meta:row-count="1" meta:non-whitespace-character-count="201"/>
  </office:meta>
</office:document-meta>
</file>